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1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6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5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9-01-0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11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10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9-1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9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8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7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6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5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8-04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11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10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09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08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07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06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05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7-03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11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10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09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08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07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06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05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6-04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11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08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06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05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5-04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11-2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10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9-3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8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7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6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5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4-03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10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7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6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4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3-03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07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06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2-04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236</text:p>
          </table:table-cell>
          <table:table-cell office:value-type="string" calcext:value-type="string">
            <text:p>QWTA nr Battle Lake, Glendalough State Park</text:p>
          </table:table-cell>
          <table:table-cell office:value-type="string" calcext:value-type="string">
            <text:p>2011-10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96" meta:object-count="0"/>
    <meta:user-defined meta:name="AppVersion">3.0</meta:user-defined>
  </office:meta>
</office:document-meta>
</file>